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8d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univers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0T06:00:11.376725448</meta:creation-date>
    <dc:date>2021-07-10T06:01:20.354532715</dc:date>
    <meta:editing-duration>PT1M13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  <meta:generator>LibreOffice/6.4.7.2$Linux_X86_64 LibreOffice_project/40$Build-2</meta:generator>
  </office:meta>
</office:document-meta>
</file>